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sup>
          <mi mathvariant="normal">θ</mi>
          <mi mathvariant="italic">sp</mi>
          <mn>2</mn>
        </msubsup>
        <mo stretchy="false">=</mo>
        <mfrac>
          <msub>
            <mi>a</mi>
            <mi>c</mi>
          </msub>
          <mn>2</mn>
        </mfrac>
      </mrow>
      <msubsup>
        <mi mathvariant="normal">ϕ</mi>
        <mi>l</mi>
        <mn>2</mn>
      </msubsup>
      <mrow>
        <mo fence="true" stretchy="false">(</mo>
        <mrow>
          <msub>
            <mi>a</mi>
            <mi>c</mi>
          </msub>
        </mrow>
        <mo fence="true" stretchy="false">)</mo>
      </mrow>
    </mrow>
    <annotation encoding="StarMath 5.0">%theta_sp^2 = {a_c} over {2} %phi_l^2( a_c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09:13:51.054267876</meta:creation-date>
    <meta:generator>LibreOffice/4.2.7.2$Linux_X86_64 LibreOffice_project/420m0$Build-2</meta:generator>
  </office:meta>
</office:document-meta>
</file>